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Preformatted_20_Text">
      <style:text-properties officeooo:paragraph-rsid="008702f1"/>
    </style:style>
    <style:style style:name="P4" style:family="paragraph" style:parent-style-name="Preformatted_20_Text">
      <style:text-properties officeooo:rsid="008702f1" officeooo:paragraph-rsid="008702f1"/>
    </style:style>
    <style:style style:name="P5" style:family="paragraph" style:parent-style-name="Standard">
      <style:text-properties officeooo:rsid="0072476e" officeooo:paragraph-rsid="0072476e"/>
    </style:style>
    <style:style style:name="P6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7" style:family="paragraph" style:parent-style-name="Table_20_Contents">
      <style:text-properties officeooo:rsid="000e4ca9" officeooo:paragraph-rsid="000e4ca9"/>
    </style:style>
    <style:style style:name="P8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2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3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4" style:family="paragraph" style:parent-style-name="Table_20_Contents">
      <style:text-properties officeooo:rsid="007561fd" officeooo:paragraph-rsid="007561fd"/>
    </style:style>
    <style:style style:name="P15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16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17" style:family="paragraph" style:parent-style-name="Table_20_Contents">
      <style:text-properties officeooo:rsid="0082cb69" officeooo:paragraph-rsid="0082cb69"/>
    </style:style>
    <style:style style:name="P18" style:family="paragraph" style:parent-style-name="Table_20_Contents">
      <style:text-properties officeooo:rsid="00836152" officeooo:paragraph-rsid="00836152"/>
    </style:style>
    <style:style style:name="P19" style:family="paragraph" style:parent-style-name="Table_20_Contents">
      <style:paragraph-properties fo:text-align="center" style:justify-single-word="false"/>
      <style:text-properties officeooo:rsid="00859526" officeooo:paragraph-rsid="00859526"/>
    </style:style>
    <style:style style:name="P20" style:family="paragraph" style:parent-style-name="Table_20_Contents">
      <style:text-properties officeooo:rsid="00859526" officeooo:paragraph-rsid="00859526"/>
    </style:style>
    <style:style style:name="P21" style:family="paragraph" style:parent-style-name="Text_20_body">
      <style:text-properties officeooo:rsid="000e4ca9" officeooo:paragraph-rsid="000e4ca9"/>
    </style:style>
    <style:style style:name="P22" style:family="paragraph" style:parent-style-name="Text_20_body">
      <style:text-properties officeooo:rsid="000fb3c7" officeooo:paragraph-rsid="000fb3c7"/>
    </style:style>
    <style:style style:name="P23" style:family="paragraph" style:parent-style-name="Text_20_body">
      <style:text-properties officeooo:rsid="00869ea2" officeooo:paragraph-rsid="00869ea2"/>
    </style:style>
    <style:style style:name="P24" style:family="paragraph" style:parent-style-name="Heading_20_1">
      <style:text-properties officeooo:rsid="000e4ca9" officeooo:paragraph-rsid="000e4ca9"/>
    </style:style>
    <style:style style:name="P25" style:family="paragraph" style:parent-style-name="Heading_20_2">
      <style:text-properties officeooo:rsid="000e4ca9" officeooo:paragraph-rsid="000e4ca9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style:font-name="Liberation Mono" fo:font-size="10pt" fo:font-weight="bold" officeooo:rsid="008702f1" style:font-size-asian="10pt" style:font-weight-asian="bold" style:font-size-complex="10pt" style:font-weight-complex="bold"/>
    </style:style>
    <style:style style:name="T8" style:family="text">
      <style:text-properties officeooo:rsid="0073f535"/>
    </style:style>
    <style:style style:name="T9" style:family="text">
      <style:text-properties officeooo:rsid="0075034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5d5c0"/>
    </style:style>
    <style:style style:name="T13" style:family="text">
      <style:text-properties style:font-name="DejaVu Sans" fo:font-size="10pt" officeooo:rsid="0075d5c0" style:font-size-asian="10pt" style:font-size-complex="10pt"/>
    </style:style>
    <style:style style:name="T14" style:family="text">
      <style:text-properties officeooo:rsid="00775b57"/>
    </style:style>
    <style:style style:name="T15" style:family="text">
      <style:text-properties officeooo:rsid="0082cb69"/>
    </style:style>
    <style:style style:name="T16" style:family="text">
      <style:text-properties fo:color="#000000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7" style:family="text">
      <style:text-properties officeooo:rsid="00836152"/>
    </style:style>
    <style:style style:name="T18" style:family="text">
      <style:text-properties officeooo:rsid="008702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24" text:outline-level="1">Introduction</text:h>
      <text:p text:style-name="P21">This blurb is about using QDL’s HTTP module. This modu<text:span text:style-name="T9">l</text:span>e allows you to do basic operations to a website <text:span text:style-name="T9">using the HTTP protocol</text:span>.</text:p>
      <text:h text:style-name="P25" text:outline-level="2">Loading the module</text:h>
      <text:p text:style-name="P21">This is a Java module and is <text:span text:style-name="T9">included in the standard distribution, but is not loaded, so to use it </text:span>load <text:span text:style-name="T9">it</text:span> <text:span text:style-name="T9">by issuing</text:span> </text:p>
      <text:p text:style-name="Preformatted_20_Text"><text:bookmark-start text:name="__DdeLink__283_2369907032"/><text:s text:c="2"/>q := module_load(<text:bookmark-start text:name="__DdeLink__307036_3722714337"/>'edu.uiuc.ncsa.qdl.extensions.http.QDLHTTPLoader','java')<text:bookmark-end text:name="__DdeLink__307036_3722714337"/><text:line-break/> module_import(q)<text:bookmark-end text:name="__DdeLink__283_2369907032"/></text:p>
      <text:p text:style-name="P2">http</text:p>
      <text:p text:style-name="Text_20_body"/>
      <text:p text:style-name="P23">or use jload which does it all in one fell swoop:</text:p>
      <text:p text:style-name="Preformatted_20_Text"><text:s text:c="2"/>jload(info().'lib'.'tools'.'http')</text:p>
      <text:p text:style-name="Preformatted_20_Text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4004849416272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Comment</text:p>
          </table:table-cell>
        </table:table-row>
        <table:table-row table:style-name="TableLine94004849487040">
          <table:table-cell table:style-name="Table1.A2" office:value-type="string">
            <text:p text:style-name="P10">close()</text:p>
          </table:table-cell>
          <table:table-cell table:style-name="Table1.A2" office:value-type="string">
            <text:p text:style-name="P7">close the connection</text:p>
          </table:table-cell>
          <table:table-cell table:style-name="Table1.C2" office:value-type="string">
            <text:p text:style-name="P7">All requests will fail until open() is called</text:p>
          </table:table-cell>
        </table:table-row>
        <table:table-row table:style-name="TableLine94004849488160">
          <table:table-cell table:style-name="Table1.A2" office:value-type="string">
            <text:p text:style-name="P15">delete()</text:p>
          </table:table-cell>
          <table:table-cell table:style-name="Table1.A2" office:value-type="string">
            <text:p text:style-name="P17">DELETE </text:p>
          </table:table-cell>
          <table:table-cell table:style-name="Table1.C2" office:value-type="string">
            <text:p text:style-name="P17">Use current host</text:p>
          </table:table-cell>
        </table:table-row>
        <table:table-row table:style-name="TableLine94004849488960">
          <table:table-cell table:style-name="Table1.A2" office:value-type="string">
            <text:p text:style-name="P12"><text:span text:style-name="T15">delete(</text:span><text:span text:style-name="T16">parameters.)</text:span></text:p>
            <text:p text:style-name="P6"/>
          </table:table-cell>
          <table:table-cell table:style-name="Table1.A2" office:value-type="string">
            <text:p text:style-name="P17">DELETE</text:p>
          </table:table-cell>
          <table:table-cell table:style-name="Table1.C2" office:value-type="string">
            <text:p text:style-name="P17">Use current host, add parameters</text:p>
          </table:table-cell>
        </table:table-row>
        <table:table-row table:style-name="TableLine94004849489808">
          <table:table-cell table:style-name="Table1.A2" office:value-type="string">
            <text:p text:style-name="P12"><text:span text:style-name="T15">delete(</text:span><text:span text:style-name="T16">uri_path, parameters.)</text:span></text:p>
          </table:table-cell>
          <table:table-cell table:style-name="Table1.A2" office:value-type="string">
            <text:p text:style-name="P17">DELETE</text:p>
          </table:table-cell>
          <table:table-cell table:style-name="Table1.C2" office:value-type="string">
            <text:p text:style-name="P17">Append uri_path to host, add parameters</text:p>
          </table:table-cell>
        </table:table-row>
        <table:table-row table:style-name="TableLine94004849490688">
          <table:table-cell table:style-name="Table1.A2" office:value-type="string">
            <text:p text:style-name="P11">get()</text:p>
          </table:table-cell>
          <table:table-cell table:style-name="Table1.A2" office:value-type="string">
            <text:p text:style-name="P7"><text:span text:style-name="T15">GET</text:span> </text:p>
          </table:table-cell>
          <table:table-cell table:style-name="Table1.C2" office:value-type="string">
            <text:p text:style-name="P17">Use current host</text:p>
          </table:table-cell>
        </table:table-row>
        <table:table-row table:style-name="TableLine94004849491600">
          <table:table-cell table:style-name="Table1.A2" office:value-type="string">
            <text:p text:style-name="P11">get(<text:span text:style-name="T1">parameters.</text:span>)</text:p>
          </table:table-cell>
          <table:table-cell table:style-name="Table1.A2" office:value-type="string">
            <text:p text:style-name="P7"><text:span text:style-name="T15">GET</text:span> </text:p>
          </table:table-cell>
          <table:table-cell table:style-name="Table1.C2" office:value-type="string">
            <text:p text:style-name="P7"><text:span text:style-name="T15">Use host, add </text:span>parameters. is a stem</text:p>
          </table:table-cell>
        </table:table-row>
        <table:table-row table:style-name="TableLine94004849492560">
          <table:table-cell table:style-name="Table1.A2" office:value-type="string">
            <text:p text:style-name="P11">get(<text:span text:style-name="T1">uri_path, parameters.</text:span>)</text:p>
          </table:table-cell>
          <table:table-cell table:style-name="Table1.A2" office:value-type="string">
            <text:p text:style-name="P7"><text:span text:style-name="T15">GET</text:span> </text:p>
          </table:table-cell>
          <table:table-cell table:style-name="Table1.C2" office:value-type="string">
            <text:p text:style-name="P17">Append path_uri to host, use parameters</text:p>
          </table:table-cell>
        </table:table-row>
        <table:table-row table:style-name="TableLine94004849493520">
          <table:table-cell table:style-name="Table1.A2" office:value-type="string">
            <text:p text:style-name="P11">headers<text:span text:style-name="T1">()</text:span></text:p>
          </table:table-cell>
          <table:table-cell table:style-name="Table1.A2" office:value-type="string">
            <text:p text:style-name="P7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004849494400">
          <table:table-cell table:style-name="Table1.A2" office:value-type="string">
            <text:p text:style-name="P8">header<text:span text:style-name="T14">s</text:span>(arg.)</text:p>
          </table:table-cell>
          <table:table-cell table:style-name="Table1.A2" office:value-type="string">
            <text:p text:style-name="P7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004849495360">
          <table:table-cell table:style-name="Table1.A2" office:value-type="string">
            <text:p text:style-name="P8">host()</text:p>
          </table:table-cell>
          <table:table-cell table:style-name="Table1.A2" office:value-type="string">
            <text:p text:style-name="P7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004849496320">
          <table:table-cell table:style-name="Table1.A2" office:value-type="string">
            <text:p text:style-name="P8">host(host_name)</text:p>
          </table:table-cell>
          <table:table-cell table:style-name="Table1.A2" office:value-type="string">
            <text:p text:style-name="P7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004849497280">
          <table:table-cell table:style-name="Table1.A2" office:value-type="string">
            <text:p text:style-name="P8">is_open()</text:p>
          </table:table-cell>
          <table:table-cell table:style-name="Table1.A2" office:value-type="string">
            <text:p text:style-name="P7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004849498240">
          <table:table-cell table:style-name="Table1.A2" office:value-type="string">
            <text:p text:style-name="P19">is_json(response.)</text:p>
          </table:table-cell>
          <table:table-cell table:style-name="Table1.A2" office:value-type="string">
            <text:p text:style-name="P20">Is the response content of type JSON?</text:p>
          </table:table-cell>
          <table:table-cell table:style-name="Table1.C2" office:value-type="string">
            <text:p text:style-name="P20">This and is_text accept either the response or just the headers.</text:p>
          </table:table-cell>
        </table:table-row>
        <text:soft-page-break/>
        <table:table-row table:style-name="TableLine94004849499200">
          <table:table-cell table:style-name="Table1.A2" office:value-type="string">
            <text:p text:style-name="P19">is_text(response.)</text:p>
          </table:table-cell>
          <table:table-cell table:style-name="Table1.A2" office:value-type="string">
            <text:p text:style-name="P20">Is the response content of type text?</text:p>
          </table:table-cell>
          <table:table-cell table:style-name="Table1.C2" office:value-type="string">
            <text:p text:style-name="P20">This does not include JSON since there is a separate method for that. </text:p>
          </table:table-cell>
        </table:table-row>
        <table:table-row table:style-name="TableLine94004849500160">
          <table:table-cell table:style-name="Table1.A2" office:value-type="string">
            <text:p text:style-name="P8">open()</text:p>
          </table:table-cell>
          <table:table-cell table:style-name="Table1.A2" office:value-type="string">
            <text:p text:style-name="P7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004849501120">
          <table:table-cell table:style-name="Table1.A2" office:value-type="string">
            <text:p text:style-name="P13">open(insecure)</text:p>
          </table:table-cell>
          <table:table-cell table:style-name="Table1.A2" office:value-type="string">
            <text:p text:style-name="P14">open a new, insecure connection</text:p>
          </table:table-cell>
          <table:table-cell table:style-name="Table1.C2" office:value-type="string">
            <text:p text:style-name="P14">insecure is a boolean, which if <text:span text:style-name="T10">true </text:span><text:span text:style-name="T11">will turn off security for SSL. Default is </text:span><text:span text:style-name="T10">false</text:span><text:span text:style-name="T11">.</text:span></text:p>
          </table:table-cell>
        </table:table-row>
        <table:table-row table:style-name="TableLine94004849502080">
          <table:table-cell table:style-name="Table1.A2" office:value-type="string">
            <text:p text:style-name="P15">post(arg | arg.)</text:p>
          </table:table-cell>
          <table:table-cell table:style-name="Table1.A2" office:value-type="string">
            <text:p text:style-name="P17">POST </text:p>
          </table:table-cell>
          <table:table-cell table:style-name="Table1.C2" office:value-type="string">
            <text:p text:style-name="P17">Payload maybe a string or a stem. </text:p>
          </table:table-cell>
        </table:table-row>
        <table:table-row table:style-name="TableLine94004849503040">
          <table:table-cell table:style-name="Table1.A2" office:value-type="string">
            <text:p text:style-name="P16">post(<text:span text:style-name="T17">uri_path, </text:span>arg | arg.)</text:p>
          </table:table-cell>
          <table:table-cell table:style-name="Table1.A2" office:value-type="string">
            <text:p text:style-name="P18">POST</text:p>
          </table:table-cell>
          <table:table-cell table:style-name="Table1.C2" office:value-type="string">
            <text:p text:style-name="P18">Append uri_path to host, send payload</text:p>
          </table:table-cell>
        </table:table-row>
        <table:table-row table:style-name="TableLine94004849504000">
          <table:table-cell table:style-name="Table1.A2" office:value-type="string">
            <text:p text:style-name="P15">put(arg | arg.)</text:p>
          </table:table-cell>
          <table:table-cell table:style-name="Table1.A2" office:value-type="string">
            <text:p text:style-name="P17">PUT </text:p>
          </table:table-cell>
          <table:table-cell table:style-name="Table1.C2" office:value-type="string">
            <text:p text:style-name="P18">Payload may be a string or stem</text:p>
          </table:table-cell>
        </table:table-row>
        <table:table-row table:style-name="TableLine94004849504960">
          <table:table-cell table:style-name="Table1.A2" office:value-type="string">
            <text:p text:style-name="P16">put(<text:span text:style-name="T17">uri_path, </text:span>arg | arg.)</text:p>
          </table:table-cell>
          <table:table-cell table:style-name="Table1.A2" office:value-type="string">
            <text:p text:style-name="P18">PUT</text:p>
          </table:table-cell>
          <table:table-cell table:style-name="Table1.C2" office:value-type="string">
            <text:p text:style-name="P18">Append uri_path to host, send payload</text:p>
          </table:table-cell>
        </table:table-row>
      </table:table>
      <text:p text:style-name="Text_20_body"/>
      <text:p text:style-name="P22">Get returns a stem with entries for status, content and any returned headers.</text:p>
      <text:h text:style-name="Heading_20_2" text:outline-level="2">Typical examples</text:h>
      <text:p text:style-name="P21">Assuming you have loaded the above, open up a connection and get </text:p>
      <text:p text:style-name="P21"/>
      <text:p text:style-name="P3"><text:s text:c="4"/>jload(info().'lib'.'tools'.'http')</text:p>
      <text:p text:style-name="P1"><text:span text:style-name="T2">http</text:span>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Preformatted_20_Text"><text:soft-page-break/><text:s text:c="3"/><text:span text:style-name="T18">is_json(z.)</text:span></text:p>
      <text:p text:style-name="P4">true</text:p>
      <text:p text:style-name="Text_20_body"/>
      <text:p text:style-name="P5">So we see the various components of the response, z.:</text:p>
      <text:p text:style-name="P5"/>
      <text:list xml:id="list3476662675" text:style-name="L1">
        <text:list-item>
          <text:p text:style-name="P27"><text:span text:style-name="T3">headers.</text:span> - A stem of the headers, where the key is the name of the header and the value is its value <text:span text:style-name="T8">(as a string, so </text:span><text:span text:style-name="T5">Content-Length</text:span><text:span text:style-name="T8"> is not a number).</text:span></text:p>
        </text:list-item>
        <text:list-item>
          <text:p text:style-name="P26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 </text:span><text:span text:style-name="T18">The </text:span><text:span text:style-name="T7">is_json</text:span><text:span text:style-name="T18"> function tell you if the content type was JSON.</text:span></text:p>
        </text:list-item>
        <text:list-item>
          <text:p text:style-name="P26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8">status code</text:span></text:a><text:span text:style-name="T8"> and the message from the server. Anything other than something in the 200 range is an error.</text:span></text:p>
        </text:list-item>
      </text:list>
      <text:p text:style-name="P5"/>
      <text:p text:style-name="Standard"><text:span text:style-name="T12">Note that there are other options for </text:span><text:span text:style-name="T4">content. </text:span><text:span text:style-name="T12">but it will always be an array. For instance, from other servers it may be the lines in the body of the response if the </text:span><text:span text:style-name="T6">Content-Type</text:span><text:span text:style-name="T12"> <text:s/>is </text:span><text:span text:style-name="T6">form_encoding</text:span><text:span text:style-name="T13">.</text:span> <text:span text:style-name="T12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3-07-10T10:28:49.998981403</dc:date>
    <meta:editing-duration>P27DT22H18M48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3" meta:paragraph-count="104" meta:word-count="521" meta:character-count="3566" meta:non-whitespace-character-count="3064"/>
  </office:meta>
</office:document-meta>
</file>